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444cm" svg:y="0.1cm">
            <draw:object draw:notify-on-update-of-ranges="Sheet1.A1:Sheet1.B43 Sheet1.C1:Sheet1.C43 Sheet1.D1:Sheet1.D43 Sheet1.E1:Sheet1.E43 Sheet1.F1:Sheet1.F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128^2</text:p>
          </table:table-cell>
          <table:table-cell office:value-type="float" office:value="11119.575822">
            <text:p>11119.575822</text:p>
          </table:table-cell>
          <table:table-cell office:value-type="float" office:value="13173.065327">
            <text:p>13173.065327</text:p>
          </table:table-cell>
          <table:table-cell office:value-type="float" office:value="54120.051613">
            <text:p>54120.051613</text:p>
          </table:table-cell>
          <table:table-cell office:value-type="float" office:value="116832.980501">
            <text:p>116832.980501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4595.864109">
            <text:p>14595.864109</text:p>
          </table:table-cell>
          <table:table-cell office:value-type="float" office:value="24661.496399">
            <text:p>24661.496399</text:p>
          </table:table-cell>
          <table:table-cell office:value-type="float" office:value="38912.712513">
            <text:p>38912.712513</text:p>
          </table:table-cell>
          <table:table-cell office:value-type="float" office:value="58284.578774">
            <text:p>58284.578774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262.778923">
            <text:p>18262.778923</text:p>
          </table:table-cell>
          <table:table-cell office:value-type="float" office:value="35423.462437">
            <text:p>35423.462437</text:p>
          </table:table-cell>
          <table:table-cell office:value-type="float" office:value="85529.856938">
            <text:p>85529.856938</text:p>
          </table:table-cell>
          <table:table-cell office:value-type="float" office:value="147654.266227">
            <text:p>147654.266227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493.075516">
            <text:p>22493.075516</text:p>
          </table:table-cell>
          <table:table-cell office:value-type="float" office:value="41914.305779">
            <text:p>41914.305779</text:p>
          </table:table-cell>
          <table:table-cell office:value-type="float" office:value="85865.686571">
            <text:p>85865.686571</text:p>
          </table:table-cell>
          <table:table-cell office:value-type="float" office:value="137606.282712">
            <text:p>137606.282712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17.927171">
            <text:p>23917.927171</text:p>
          </table:table-cell>
          <table:table-cell office:value-type="float" office:value="46364.849843">
            <text:p>46364.849843</text:p>
          </table:table-cell>
          <table:table-cell office:value-type="float" office:value="90108.304839">
            <text:p>90108.304839</text:p>
          </table:table-cell>
          <table:table-cell office:value-type="float" office:value="145596.677048">
            <text:p>145596.677048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8.633757">
            <text:p>24188.633757</text:p>
          </table:table-cell>
          <table:table-cell office:value-type="float" office:value="47081.709439">
            <text:p>47081.709439</text:p>
          </table:table-cell>
          <table:table-cell office:value-type="float" office:value="90953.525314">
            <text:p>90953.525314</text:p>
          </table:table-cell>
          <table:table-cell office:value-type="float" office:value="129559.531448">
            <text:p>129559.53144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128^2</text:p>
          </table:table-cell>
          <table:table-cell office:value-type="float" office:value="7220.354622">
            <text:p>7220.354622</text:p>
          </table:table-cell>
          <table:table-cell office:value-type="float" office:value="13675.591784">
            <text:p>13675.591784</text:p>
          </table:table-cell>
          <table:table-cell office:value-type="float" office:value="70138.862876">
            <text:p>70138.862876</text:p>
          </table:table-cell>
          <table:table-cell office:value-type="float" office:value="104857.6">
            <text:p>104857.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3855.734401">
            <text:p>13855.734401</text:p>
          </table:table-cell>
          <table:table-cell office:value-type="float" office:value="26613.604061">
            <text:p>26613.604061</text:p>
          </table:table-cell>
          <table:table-cell office:value-type="float" office:value="68942.740908">
            <text:p>68942.740908</text:p>
          </table:table-cell>
          <table:table-cell office:value-type="float" office:value="142602.770931">
            <text:p>142602.770931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01.502379">
            <text:p>18301.502379</text:p>
          </table:table-cell>
          <table:table-cell office:value-type="float" office:value="45163.02236">
            <text:p>45163.02236</text:p>
          </table:table-cell>
          <table:table-cell office:value-type="float" office:value="82216.066156">
            <text:p>82216.066156</text:p>
          </table:table-cell>
          <table:table-cell office:value-type="float" office:value="156750.631241">
            <text:p>156750.631241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360.677063">
            <text:p>22360.677063</text:p>
          </table:table-cell>
          <table:table-cell office:value-type="float" office:value="45821.684501">
            <text:p>45821.684501</text:p>
          </table:table-cell>
          <table:table-cell office:value-type="float" office:value="86514.28949">
            <text:p>86514.28949</text:p>
          </table:table-cell>
          <table:table-cell office:value-type="float" office:value="147313.936999">
            <text:p>147313.936999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12.860184">
            <text:p>23912.860184</text:p>
          </table:table-cell>
          <table:table-cell office:value-type="float" office:value="47317.556611">
            <text:p>47317.556611</text:p>
          </table:table-cell>
          <table:table-cell office:value-type="float" office:value="88109.664976">
            <text:p>88109.664976</text:p>
          </table:table-cell>
          <table:table-cell office:value-type="float" office:value="148827.211712">
            <text:p>148827.211712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1.364988">
            <text:p>24191.364988</text:p>
          </table:table-cell>
          <table:table-cell office:value-type="float" office:value="48053.728237">
            <text:p>48053.728237</text:p>
          </table:table-cell>
          <table:table-cell office:value-type="float" office:value="87768.810615">
            <text:p>87768.810615</text:p>
          </table:table-cell>
          <table:table-cell office:value-type="float" office:value="116292.548955">
            <text:p>116292.54895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28^2</text:p>
          </table:table-cell>
          <table:table-cell office:value-type="float" office:value="7293.173361">
            <text:p>7293.173361</text:p>
          </table:table-cell>
          <table:table-cell office:value-type="float" office:value="13005.593798">
            <text:p>13005.593798</text:p>
          </table:table-cell>
          <table:table-cell office:value-type="float" office:value="35069.431438">
            <text:p>35069.431438</text:p>
          </table:table-cell>
          <table:table-cell office:value-type="float" office:value="119156.363636">
            <text:p>119156.36363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6470.049575">
            <text:p>16470.049575</text:p>
          </table:table-cell>
          <table:table-cell office:value-type="float" office:value="42244.028705">
            <text:p>42244.028705</text:p>
          </table:table-cell>
          <table:table-cell office:value-type="float" office:value="34778.640133">
            <text:p>34778.640133</text:p>
          </table:table-cell>
          <table:table-cell office:value-type="float" office:value="138311.755977">
            <text:p>138311.755977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137.285712">
            <text:p>18137.285712</text:p>
          </table:table-cell>
          <table:table-cell office:value-type="float" office:value="45683.365555">
            <text:p>45683.365555</text:p>
          </table:table-cell>
          <table:table-cell office:value-type="float" office:value="85469.944917">
            <text:p>85469.944917</text:p>
          </table:table-cell>
          <table:table-cell office:value-type="float" office:value="136650.099776">
            <text:p>136650.099776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674.666455">
            <text:p>22674.666455</text:p>
          </table:table-cell>
          <table:table-cell office:value-type="float" office:value="45752.859133">
            <text:p>45752.859133</text:p>
          </table:table-cell>
          <table:table-cell office:value-type="float" office:value="86107.726618">
            <text:p>86107.726618</text:p>
          </table:table-cell>
          <table:table-cell office:value-type="float" office:value="131468.395186">
            <text:p>131468.39518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2.486632">
            <text:p>23922.486632</text:p>
          </table:table-cell>
          <table:table-cell office:value-type="float" office:value="47270.634378">
            <text:p>47270.634378</text:p>
          </table:table-cell>
          <table:table-cell office:value-type="float" office:value="88618.51648">
            <text:p>88618.51648</text:p>
          </table:table-cell>
          <table:table-cell office:value-type="float" office:value="157516.078902">
            <text:p>157516.078902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5.998905">
            <text:p>24185.998905</text:p>
          </table:table-cell>
          <table:table-cell office:value-type="float" office:value="47037.077393">
            <text:p>47037.077393</text:p>
          </table:table-cell>
          <table:table-cell office:value-type="float" office:value="87831.973211">
            <text:p>87831.973211</text:p>
          </table:table-cell>
          <table:table-cell office:value-type="float" office:value="131526.054991">
            <text:p>131526.05499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128^2</text:p>
          </table:table-cell>
          <table:table-cell office:value-type="float" office:value="7308.42307">
            <text:p>7308.42307</text:p>
          </table:table-cell>
          <table:table-cell office:value-type="float" office:value="13206.246851">
            <text:p>13206.246851</text:p>
          </table:table-cell>
          <table:table-cell office:value-type="float" office:value="25795.227552">
            <text:p>25795.227552</text:p>
          </table:table-cell>
          <table:table-cell office:value-type="float" office:value="119156.363636">
            <text:p>119156.363636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7873.771906">
            <text:p>17873.771906</text:p>
          </table:table-cell>
          <table:table-cell office:value-type="float" office:value="41579.221809">
            <text:p>41579.221809</text:p>
          </table:table-cell>
          <table:table-cell office:value-type="float" office:value="33903.639487">
            <text:p>33903.639487</text:p>
          </table:table-cell>
          <table:table-cell office:value-type="float" office:value="137518.163934">
            <text:p>137518.163934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290.528611">
            <text:p>18290.528611</text:p>
          </table:table-cell>
          <table:table-cell office:value-type="float" office:value="45166.061952">
            <text:p>45166.061952</text:p>
          </table:table-cell>
          <table:table-cell office:value-type="float" office:value="82211.030258">
            <text:p>82211.030258</text:p>
          </table:table-cell>
          <table:table-cell office:value-type="float" office:value="136185.610065">
            <text:p>136185.610065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3084.123033">
            <text:p>23084.123033</text:p>
          </table:table-cell>
          <table:table-cell office:value-type="float" office:value="45685.1149">
            <text:p>45685.1149</text:p>
          </table:table-cell>
          <table:table-cell office:value-type="float" office:value="85700.178705">
            <text:p>85700.178705</text:p>
          </table:table-cell>
          <table:table-cell office:value-type="float" office:value="137799.657856">
            <text:p>137799.65785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1.264166">
            <text:p>23921.264166</text:p>
          </table:table-cell>
          <table:table-cell office:value-type="float" office:value="47235.880362">
            <text:p>47235.880362</text:p>
          </table:table-cell>
          <table:table-cell office:value-type="float" office:value="89996.150692">
            <text:p>89996.150692</text:p>
          </table:table-cell>
          <table:table-cell office:value-type="float" office:value="145240.825867">
            <text:p>145240.825867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1.874961">
            <text:p>24181.874961</text:p>
          </table:table-cell>
          <table:table-cell office:value-type="float" office:value="48030.096995">
            <text:p>48030.096995</text:p>
          </table:table-cell>
          <table:table-cell office:value-type="float" office:value="87270.945184">
            <text:p>87270.945184</text:p>
          </table:table-cell>
          <table:table-cell office:value-type="float" office:value="116462.891891">
            <text:p>116462.891891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128^2</text:p>
          </table:table-cell>
          <table:table-cell office:value-type="float" office:value="7229.065839">
            <text:p>7229.065839</text:p>
          </table:table-cell>
          <table:table-cell office:value-type="float" office:value="13285.726956">
            <text:p>13285.726956</text:p>
          </table:table-cell>
          <table:table-cell office:value-type="float" office:value="26035.40658">
            <text:p>26035.40658</text:p>
          </table:table-cell>
          <table:table-cell office:value-type="float" office:value="104077.022333">
            <text:p>104077.022333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4938.975112">
            <text:p>14938.975112</text:p>
          </table:table-cell>
          <table:table-cell office:value-type="float" office:value="24715.992929">
            <text:p>24715.992929</text:p>
          </table:table-cell>
          <table:table-cell office:value-type="float" office:value="34919.796025">
            <text:p>34919.796025</text:p>
          </table:table-cell>
          <table:table-cell office:value-type="float" office:value="62034.446293">
            <text:p>62034.446293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33.87672">
            <text:p>18333.87672</text:p>
          </table:table-cell>
          <table:table-cell office:value-type="float" office:value="35273.114504">
            <text:p>35273.114504</text:p>
          </table:table-cell>
          <table:table-cell office:value-type="float" office:value="83763.053016">
            <text:p>83763.053016</text:p>
          </table:table-cell>
          <table:table-cell office:value-type="float" office:value="153532.061313">
            <text:p>153532.061313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146.56391">
            <text:p>22146.56391</text:p>
          </table:table-cell>
          <table:table-cell office:value-type="float" office:value="42396.23254">
            <text:p>42396.23254</text:p>
          </table:table-cell>
          <table:table-cell office:value-type="float" office:value="86347.662986">
            <text:p>86347.662986</text:p>
          </table:table-cell>
          <table:table-cell office:value-type="float" office:value="152321.089485">
            <text:p>152321.089485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31.804125">
            <text:p>23931.804125</text:p>
          </table:table-cell>
          <table:table-cell office:value-type="float" office:value="47337.569823">
            <text:p>47337.569823</text:p>
          </table:table-cell>
          <table:table-cell office:value-type="float" office:value="89372.076705">
            <text:p>89372.076705</text:p>
          </table:table-cell>
          <table:table-cell office:value-type="float" office:value="146730.015433">
            <text:p>146730.015433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9.354027">
            <text:p>24199.354027</text:p>
          </table:table-cell>
          <table:table-cell office:value-type="float" office:value="47186.137261">
            <text:p>47186.137261</text:p>
          </table:table-cell>
          <table:table-cell office:value-type="float" office:value="90567.960109">
            <text:p>90567.960109</text:p>
          </table:table-cell>
          <table:table-cell office:value-type="float" office:value="115219.756677">
            <text:p>115219.75667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128^2</text:p>
          </table:table-cell>
          <table:table-cell office:value-type="float" office:value="7163.627669">
            <text:p>7163.627669</text:p>
          </table:table-cell>
          <table:table-cell office:value-type="float" office:value="13626.718648">
            <text:p>13626.718648</text:p>
          </table:table-cell>
          <table:table-cell office:value-type="float" office:value="49695.545024">
            <text:p>49695.545024</text:p>
          </table:table-cell>
          <table:table-cell office:value-type="float" office:value="118149.408451">
            <text:p>118149.408451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5752.514905">
            <text:p>15752.514905</text:p>
          </table:table-cell>
          <table:table-cell office:value-type="float" office:value="36946.082361">
            <text:p>36946.082361</text:p>
          </table:table-cell>
          <table:table-cell office:value-type="float" office:value="80350.651341">
            <text:p>80350.651341</text:p>
          </table:table-cell>
          <table:table-cell office:value-type="float" office:value="55279.130148">
            <text:p>55279.130148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18340.76633">
            <text:p>18340.76633</text:p>
          </table:table-cell>
          <table:table-cell office:value-type="float" office:value="45057.65006">
            <text:p>45057.65006</text:p>
          </table:table-cell>
          <table:table-cell office:value-type="float" office:value="83476.523308">
            <text:p>83476.523308</text:p>
          </table:table-cell>
          <table:table-cell office:value-type="float" office:value="154228.931916">
            <text:p>154228.931916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2694.171627">
            <text:p>22694.171627</text:p>
          </table:table-cell>
          <table:table-cell office:value-type="float" office:value="45656.6561">
            <text:p>45656.6561</text:p>
          </table:table-cell>
          <table:table-cell office:value-type="float" office:value="85937.15827">
            <text:p>85937.15827</text:p>
          </table:table-cell>
          <table:table-cell office:value-type="float" office:value="151310.094556">
            <text:p>151310.094556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7.077823">
            <text:p>23927.077823</text:p>
          </table:table-cell>
          <table:table-cell office:value-type="float" office:value="47232.529835">
            <text:p>47232.529835</text:p>
          </table:table-cell>
          <table:table-cell office:value-type="float" office:value="90138.136876">
            <text:p>90138.136876</text:p>
          </table:table-cell>
          <table:table-cell office:value-type="float" office:value="144139.358013">
            <text:p>144139.358013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96.221845">
            <text:p>24196.221845</text:p>
          </table:table-cell>
          <table:table-cell office:value-type="float" office:value="47317.618515">
            <text:p>47317.618515</text:p>
          </table:table-cell>
          <table:table-cell office:value-type="float" office:value="88913.749883">
            <text:p>88913.749883</text:p>
          </table:table-cell>
          <table:table-cell office:value-type="float" office:value="115645.102027">
            <text:p>115645.102027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128^2</text:p>
          </table:table-cell>
          <table:table-cell office:value-type="float" office:value="7435.390888">
            <text:p>7435.390888</text:p>
          </table:table-cell>
          <table:table-cell office:value-type="float" office:value="13264.718533">
            <text:p>13264.718533</text:p>
          </table:table-cell>
          <table:table-cell office:value-type="float" office:value="65331.838006">
            <text:p>65331.838006</text:p>
          </table:table-cell>
          <table:table-cell office:value-type="float" office:value="68646.546645">
            <text:p>68646.546645</text:p>
          </table:table-cell>
        </table:table-row>
        <table:table-row table:style-name="ro1">
          <table:table-cell/>
          <table:table-cell office:value-type="string">
            <text:p>256^2</text:p>
          </table:table-cell>
          <table:table-cell office:value-type="float" office:value="16637.461325">
            <text:p>16637.461325</text:p>
          </table:table-cell>
          <table:table-cell office:value-type="float" office:value="42074.522884">
            <text:p>42074.522884</text:p>
          </table:table-cell>
          <table:table-cell office:value-type="float" office:value="80698.489658">
            <text:p>80698.489658</text:p>
          </table:table-cell>
          <table:table-cell office:value-type="float" office:value="140985.008403">
            <text:p>140985.008403</text:p>
          </table:table-cell>
        </table:table-row>
        <table:table-row table:style-name="ro1">
          <table:table-cell/>
          <table:table-cell office:value-type="string">
            <text:p>512^2</text:p>
          </table:table-cell>
          <table:table-cell office:value-type="float" office:value="23184.558567">
            <text:p>23184.558567</text:p>
          </table:table-cell>
          <table:table-cell office:value-type="float" office:value="35491.373721">
            <text:p>35491.373721</text:p>
          </table:table-cell>
          <table:table-cell office:value-type="float" office:value="83920.17257">
            <text:p>83920.17257</text:p>
          </table:table-cell>
          <table:table-cell office:value-type="float" office:value="149679.634214">
            <text:p>149679.634214</text:p>
          </table:table-cell>
        </table:table-row>
        <table:table-row table:style-name="ro1">
          <table:table-cell/>
          <table:table-cell office:value-type="string">
            <text:p>1024^2</text:p>
          </table:table-cell>
          <table:table-cell office:value-type="float" office:value="23300.399479">
            <text:p>23300.399479</text:p>
          </table:table-cell>
          <table:table-cell office:value-type="float" office:value="43318.311793">
            <text:p>43318.311793</text:p>
          </table:table-cell>
          <table:table-cell office:value-type="float" office:value="86462.040882">
            <text:p>86462.040882</text:p>
          </table:table-cell>
          <table:table-cell office:value-type="float" office:value="146616.939284">
            <text:p>146616.939284</text:p>
          </table:table-cell>
        </table:table-row>
        <table:table-row table:style-name="ro1">
          <table:table-cell/>
          <table:table-cell office:value-type="string">
            <text:p>2048^2</text:p>
          </table:table-cell>
          <table:table-cell office:value-type="float" office:value="23923.246156">
            <text:p>23923.246156</text:p>
          </table:table-cell>
          <table:table-cell office:value-type="float" office:value="47247.662925">
            <text:p>47247.662925</text:p>
          </table:table-cell>
          <table:table-cell office:value-type="float" office:value="88044.641659">
            <text:p>88044.641659</text:p>
          </table:table-cell>
          <table:table-cell office:value-type="float" office:value="148081.767824">
            <text:p>148081.767824</text:p>
          </table:table-cell>
        </table:table-row>
        <table:table-row table:style-name="ro1">
          <table:table-cell/>
          <table:table-cell office:value-type="string">
            <text:p>4096^2</text:p>
          </table:table-cell>
          <table:table-cell office:value-type="float" office:value="24189.943309">
            <text:p>24189.943309</text:p>
          </table:table-cell>
          <table:table-cell office:value-type="float" office:value="47358.41589">
            <text:p>47358.41589</text:p>
          </table:table-cell>
          <table:table-cell office:value-type="float" office:value="89514.197768">
            <text:p>89514.197768</text:p>
          </table:table-cell>
          <table:table-cell office:value-type="float" office:value="129960.751887">
            <text:p>129960.751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9:05:44.45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2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9cm" svg:y="3.402cm" style:legend-expansion="high" chart:style-name="ch2"/>
        <chart:plot-area chart:style-name="ch3" table:cell-range-address="Sheet1.A1:Sheet1.F43" chart:data-source-has-labels="column" svg:x="0.77cm" svg:y="0.855cm" svg:width="13.079cm" svg:height="7.545cm">
          <chartooo:coordinate-region svg:x="2.132cm" svg:y="1.067cm" svg:width="11.636cm" svg:height="5.758cm"/>
          <chart:axis chart:dimension="x" chart:name="primary-x" chart:style-name="ch4" chartooo:axis-type="auto">
            <chartooo:date-scale/>
            <chart:categories table:cell-range-address="Sheet1.A1:Sheet1.B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3" chart:class="chart:line">
            <chart:data-point chart:repeated="43"/>
          </chart:series>
          <chart:series chart:style-name="ch7" chart:values-cell-range-address="Sheet1.D1:Sheet1.D43" chart:class="chart:line">
            <chart:data-point chart:repeated="43"/>
          </chart:series>
          <chart:series chart:style-name="ch8" chart:values-cell-range-address="Sheet1.E1:Sheet1.E43" chart:class="chart:line">
            <chart:data-point chart:repeated="43"/>
          </chart:series>
          <chart:series chart:style-name="ch9" chart:values-cell-range-address="Sheet1.F1:Sheet1.F43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:Sheet1.B43</svg:desc>
                </draw:g>
              </table:table-cell>
              <table:table-cell office:value-type="float" office:value="1">
                <text:p>1</text:p>
                <draw:g>
                  <svg:desc>Sheet1.C1:Sheet1.C43</svg:desc>
                </draw:g>
              </table:table-cell>
              <table:table-cell office:value-type="float" office:value="2">
                <text:p>2</text:p>
                <draw:g>
                  <svg:desc>Sheet1.D1:Sheet1.D43</svg:desc>
                </draw:g>
              </table:table-cell>
              <table:table-cell office:value-type="float" office:value="4">
                <text:p>4</text:p>
                <draw:g>
                  <svg:desc>Sheet1.E1:Sheet1.E43</svg:desc>
                </draw:g>
              </table:table-cell>
              <table:table-cell office:value-type="float" office:value="8">
                <text:p>8</text:p>
                <draw:g>
                  <svg:desc>Sheet1.F1:Sheet1.F43</svg:desc>
                </draw:g>
              </table:table-cell>
            </table:table-row>
            <table:table-row>
              <table:table-cell office:value-type="string">
                <text:p>A 128^2</text:p>
                <text:list>
                  <text:list-item>
                    <text:p>A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11119.575822">
                <text:p>11119.575822</text:p>
              </table:table-cell>
              <table:table-cell office:value-type="float" office:value="13173.065327">
                <text:p>13173.065327</text:p>
              </table:table-cell>
              <table:table-cell office:value-type="float" office:value="54120.051613">
                <text:p>54120.051613</text:p>
              </table:table-cell>
              <table:table-cell office:value-type="float" office:value="116832.980501">
                <text:p>116832.980501</text:p>
              </table:table-cell>
            </table:table-row>
            <table:table-row>
              <table:table-cell office:value-type="string">
                <text:p>A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4595.864109">
                <text:p>14595.864109</text:p>
              </table:table-cell>
              <table:table-cell office:value-type="float" office:value="24661.496399">
                <text:p>24661.496399</text:p>
              </table:table-cell>
              <table:table-cell office:value-type="float" office:value="38912.712513">
                <text:p>38912.712513</text:p>
              </table:table-cell>
              <table:table-cell office:value-type="float" office:value="58284.578774">
                <text:p>58284.578774</text:p>
              </table:table-cell>
            </table:table-row>
            <table:table-row>
              <table:table-cell office:value-type="string">
                <text:p>A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262.778923">
                <text:p>18262.778923</text:p>
              </table:table-cell>
              <table:table-cell office:value-type="float" office:value="35423.462437">
                <text:p>35423.462437</text:p>
              </table:table-cell>
              <table:table-cell office:value-type="float" office:value="85529.856938">
                <text:p>85529.856938</text:p>
              </table:table-cell>
              <table:table-cell office:value-type="float" office:value="147654.266227">
                <text:p>147654.266227</text:p>
              </table:table-cell>
            </table:table-row>
            <table:table-row>
              <table:table-cell office:value-type="string">
                <text:p>A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493.075516">
                <text:p>22493.075516</text:p>
              </table:table-cell>
              <table:table-cell office:value-type="float" office:value="41914.305779">
                <text:p>41914.305779</text:p>
              </table:table-cell>
              <table:table-cell office:value-type="float" office:value="85865.686571">
                <text:p>85865.686571</text:p>
              </table:table-cell>
              <table:table-cell office:value-type="float" office:value="137606.282712">
                <text:p>137606.282712</text:p>
              </table:table-cell>
            </table:table-row>
            <table:table-row>
              <table:table-cell office:value-type="string">
                <text:p>A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17.927171">
                <text:p>23917.927171</text:p>
              </table:table-cell>
              <table:table-cell office:value-type="float" office:value="46364.849843">
                <text:p>46364.849843</text:p>
              </table:table-cell>
              <table:table-cell office:value-type="float" office:value="90108.304839">
                <text:p>90108.304839</text:p>
              </table:table-cell>
              <table:table-cell office:value-type="float" office:value="145596.677048">
                <text:p>145596.677048</text:p>
              </table:table-cell>
            </table:table-row>
            <table:table-row>
              <table:table-cell office:value-type="string">
                <text:p>A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8.633757">
                <text:p>24188.633757</text:p>
              </table:table-cell>
              <table:table-cell office:value-type="float" office:value="47081.709439">
                <text:p>47081.709439</text:p>
              </table:table-cell>
              <table:table-cell office:value-type="float" office:value="90953.525314">
                <text:p>90953.525314</text:p>
              </table:table-cell>
              <table:table-cell office:value-type="float" office:value="129559.531448">
                <text:p>129559.531448</text:p>
              </table:table-cell>
            </table:table-row>
            <table:table-row>
              <table:table-cell office:value-type="string">
                <text:p>B 128^2</text:p>
                <text:list>
                  <text:list-item>
                    <text:p>B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20.354622">
                <text:p>7220.354622</text:p>
              </table:table-cell>
              <table:table-cell office:value-type="float" office:value="13675.591784">
                <text:p>13675.591784</text:p>
              </table:table-cell>
              <table:table-cell office:value-type="float" office:value="70138.862876">
                <text:p>70138.862876</text:p>
              </table:table-cell>
              <table:table-cell office:value-type="float" office:value="104857.6">
                <text:p>104857.6</text:p>
              </table:table-cell>
            </table:table-row>
            <table:table-row>
              <table:table-cell office:value-type="string">
                <text:p>B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3855.734401">
                <text:p>13855.734401</text:p>
              </table:table-cell>
              <table:table-cell office:value-type="float" office:value="26613.604061">
                <text:p>26613.604061</text:p>
              </table:table-cell>
              <table:table-cell office:value-type="float" office:value="68942.740908">
                <text:p>68942.740908</text:p>
              </table:table-cell>
              <table:table-cell office:value-type="float" office:value="142602.770931">
                <text:p>142602.770931</text:p>
              </table:table-cell>
            </table:table-row>
            <table:table-row>
              <table:table-cell office:value-type="string">
                <text:p>B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301.502379">
                <text:p>18301.502379</text:p>
              </table:table-cell>
              <table:table-cell office:value-type="float" office:value="45163.02236">
                <text:p>45163.02236</text:p>
              </table:table-cell>
              <table:table-cell office:value-type="float" office:value="82216.066156">
                <text:p>82216.066156</text:p>
              </table:table-cell>
              <table:table-cell office:value-type="float" office:value="156750.631241">
                <text:p>156750.631241</text:p>
              </table:table-cell>
            </table:table-row>
            <table:table-row>
              <table:table-cell office:value-type="string">
                <text:p>B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360.677063">
                <text:p>22360.677063</text:p>
              </table:table-cell>
              <table:table-cell office:value-type="float" office:value="45821.684501">
                <text:p>45821.684501</text:p>
              </table:table-cell>
              <table:table-cell office:value-type="float" office:value="86514.28949">
                <text:p>86514.28949</text:p>
              </table:table-cell>
              <table:table-cell office:value-type="float" office:value="147313.936999">
                <text:p>147313.936999</text:p>
              </table:table-cell>
            </table:table-row>
            <table:table-row>
              <table:table-cell office:value-type="string">
                <text:p>B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12.860184">
                <text:p>23912.860184</text:p>
              </table:table-cell>
              <table:table-cell office:value-type="float" office:value="47317.556611">
                <text:p>47317.556611</text:p>
              </table:table-cell>
              <table:table-cell office:value-type="float" office:value="88109.664976">
                <text:p>88109.664976</text:p>
              </table:table-cell>
              <table:table-cell office:value-type="float" office:value="148827.211712">
                <text:p>148827.211712</text:p>
              </table:table-cell>
            </table:table-row>
            <table:table-row>
              <table:table-cell office:value-type="string">
                <text:p>B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91.364988">
                <text:p>24191.364988</text:p>
              </table:table-cell>
              <table:table-cell office:value-type="float" office:value="48053.728237">
                <text:p>48053.728237</text:p>
              </table:table-cell>
              <table:table-cell office:value-type="float" office:value="87768.810615">
                <text:p>87768.810615</text:p>
              </table:table-cell>
              <table:table-cell office:value-type="float" office:value="116292.548955">
                <text:p>116292.548955</text:p>
              </table:table-cell>
            </table:table-row>
            <table:table-row>
              <table:table-cell office:value-type="string">
                <text:p>C 128^2</text:p>
                <text:list>
                  <text:list-item>
                    <text:p>C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93.173361">
                <text:p>7293.173361</text:p>
              </table:table-cell>
              <table:table-cell office:value-type="float" office:value="13005.593798">
                <text:p>13005.593798</text:p>
              </table:table-cell>
              <table:table-cell office:value-type="float" office:value="35069.431438">
                <text:p>35069.431438</text:p>
              </table:table-cell>
              <table:table-cell office:value-type="float" office:value="119156.363636">
                <text:p>119156.363636</text:p>
              </table:table-cell>
            </table:table-row>
            <table:table-row>
              <table:table-cell office:value-type="string">
                <text:p>C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6470.049575">
                <text:p>16470.049575</text:p>
              </table:table-cell>
              <table:table-cell office:value-type="float" office:value="42244.028705">
                <text:p>42244.028705</text:p>
              </table:table-cell>
              <table:table-cell office:value-type="float" office:value="34778.640133">
                <text:p>34778.640133</text:p>
              </table:table-cell>
              <table:table-cell office:value-type="float" office:value="138311.755977">
                <text:p>138311.755977</text:p>
              </table:table-cell>
            </table:table-row>
            <table:table-row>
              <table:table-cell office:value-type="string">
                <text:p>C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137.285712">
                <text:p>18137.285712</text:p>
              </table:table-cell>
              <table:table-cell office:value-type="float" office:value="45683.365555">
                <text:p>45683.365555</text:p>
              </table:table-cell>
              <table:table-cell office:value-type="float" office:value="85469.944917">
                <text:p>85469.944917</text:p>
              </table:table-cell>
              <table:table-cell office:value-type="float" office:value="136650.099776">
                <text:p>136650.099776</text:p>
              </table:table-cell>
            </table:table-row>
            <table:table-row>
              <table:table-cell office:value-type="string">
                <text:p>C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674.666455">
                <text:p>22674.666455</text:p>
              </table:table-cell>
              <table:table-cell office:value-type="float" office:value="45752.859133">
                <text:p>45752.859133</text:p>
              </table:table-cell>
              <table:table-cell office:value-type="float" office:value="86107.726618">
                <text:p>86107.726618</text:p>
              </table:table-cell>
              <table:table-cell office:value-type="float" office:value="131468.395186">
                <text:p>131468.395186</text:p>
              </table:table-cell>
            </table:table-row>
            <table:table-row>
              <table:table-cell office:value-type="string">
                <text:p>C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2.486632">
                <text:p>23922.486632</text:p>
              </table:table-cell>
              <table:table-cell office:value-type="float" office:value="47270.634378">
                <text:p>47270.634378</text:p>
              </table:table-cell>
              <table:table-cell office:value-type="float" office:value="88618.51648">
                <text:p>88618.51648</text:p>
              </table:table-cell>
              <table:table-cell office:value-type="float" office:value="157516.078902">
                <text:p>157516.078902</text:p>
              </table:table-cell>
            </table:table-row>
            <table:table-row>
              <table:table-cell office:value-type="string">
                <text:p>C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5.998905">
                <text:p>24185.998905</text:p>
              </table:table-cell>
              <table:table-cell office:value-type="float" office:value="47037.077393">
                <text:p>47037.077393</text:p>
              </table:table-cell>
              <table:table-cell office:value-type="float" office:value="87831.973211">
                <text:p>87831.973211</text:p>
              </table:table-cell>
              <table:table-cell office:value-type="float" office:value="131526.054991">
                <text:p>131526.054991</text:p>
              </table:table-cell>
            </table:table-row>
            <table:table-row>
              <table:table-cell office:value-type="string">
                <text:p>D 128^2</text:p>
                <text:list>
                  <text:list-item>
                    <text:p>D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308.42307">
                <text:p>7308.42307</text:p>
              </table:table-cell>
              <table:table-cell office:value-type="float" office:value="13206.246851">
                <text:p>13206.246851</text:p>
              </table:table-cell>
              <table:table-cell office:value-type="float" office:value="25795.227552">
                <text:p>25795.227552</text:p>
              </table:table-cell>
              <table:table-cell office:value-type="float" office:value="119156.363636">
                <text:p>119156.363636</text:p>
              </table:table-cell>
            </table:table-row>
            <table:table-row>
              <table:table-cell office:value-type="string">
                <text:p>D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7873.771906">
                <text:p>17873.771906</text:p>
              </table:table-cell>
              <table:table-cell office:value-type="float" office:value="41579.221809">
                <text:p>41579.221809</text:p>
              </table:table-cell>
              <table:table-cell office:value-type="float" office:value="33903.639487">
                <text:p>33903.639487</text:p>
              </table:table-cell>
              <table:table-cell office:value-type="float" office:value="137518.163934">
                <text:p>137518.163934</text:p>
              </table:table-cell>
            </table:table-row>
            <table:table-row>
              <table:table-cell office:value-type="string">
                <text:p>D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290.528611">
                <text:p>18290.528611</text:p>
              </table:table-cell>
              <table:table-cell office:value-type="float" office:value="45166.061952">
                <text:p>45166.061952</text:p>
              </table:table-cell>
              <table:table-cell office:value-type="float" office:value="82211.030258">
                <text:p>82211.030258</text:p>
              </table:table-cell>
              <table:table-cell office:value-type="float" office:value="136185.610065">
                <text:p>136185.610065</text:p>
              </table:table-cell>
            </table:table-row>
            <table:table-row>
              <table:table-cell office:value-type="string">
                <text:p>D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3084.123033">
                <text:p>23084.123033</text:p>
              </table:table-cell>
              <table:table-cell office:value-type="float" office:value="45685.1149">
                <text:p>45685.1149</text:p>
              </table:table-cell>
              <table:table-cell office:value-type="float" office:value="85700.178705">
                <text:p>85700.178705</text:p>
              </table:table-cell>
              <table:table-cell office:value-type="float" office:value="137799.657856">
                <text:p>137799.657856</text:p>
              </table:table-cell>
            </table:table-row>
            <table:table-row>
              <table:table-cell office:value-type="string">
                <text:p>D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1.264166">
                <text:p>23921.264166</text:p>
              </table:table-cell>
              <table:table-cell office:value-type="float" office:value="47235.880362">
                <text:p>47235.880362</text:p>
              </table:table-cell>
              <table:table-cell office:value-type="float" office:value="89996.150692">
                <text:p>89996.150692</text:p>
              </table:table-cell>
              <table:table-cell office:value-type="float" office:value="145240.825867">
                <text:p>145240.825867</text:p>
              </table:table-cell>
            </table:table-row>
            <table:table-row>
              <table:table-cell office:value-type="string">
                <text:p>D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1.874961">
                <text:p>24181.874961</text:p>
              </table:table-cell>
              <table:table-cell office:value-type="float" office:value="48030.096995">
                <text:p>48030.096995</text:p>
              </table:table-cell>
              <table:table-cell office:value-type="float" office:value="87270.945184">
                <text:p>87270.945184</text:p>
              </table:table-cell>
              <table:table-cell office:value-type="float" office:value="116462.891891">
                <text:p>116462.891891</text:p>
              </table:table-cell>
            </table:table-row>
            <table:table-row>
              <table:table-cell office:value-type="string">
                <text:p>E 128^2</text:p>
                <text:list>
                  <text:list-item>
                    <text:p>E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229.065839">
                <text:p>7229.065839</text:p>
              </table:table-cell>
              <table:table-cell office:value-type="float" office:value="13285.726956">
                <text:p>13285.726956</text:p>
              </table:table-cell>
              <table:table-cell office:value-type="float" office:value="26035.40658">
                <text:p>26035.40658</text:p>
              </table:table-cell>
              <table:table-cell office:value-type="float" office:value="104077.022333">
                <text:p>104077.022333</text:p>
              </table:table-cell>
            </table:table-row>
            <table:table-row>
              <table:table-cell office:value-type="string">
                <text:p>E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4938.975112">
                <text:p>14938.975112</text:p>
              </table:table-cell>
              <table:table-cell office:value-type="float" office:value="24715.992929">
                <text:p>24715.992929</text:p>
              </table:table-cell>
              <table:table-cell office:value-type="float" office:value="34919.796025">
                <text:p>34919.796025</text:p>
              </table:table-cell>
              <table:table-cell office:value-type="float" office:value="62034.446293">
                <text:p>62034.446293</text:p>
              </table:table-cell>
            </table:table-row>
            <table:table-row>
              <table:table-cell office:value-type="string">
                <text:p>E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333.87672">
                <text:p>18333.87672</text:p>
              </table:table-cell>
              <table:table-cell office:value-type="float" office:value="35273.114504">
                <text:p>35273.114504</text:p>
              </table:table-cell>
              <table:table-cell office:value-type="float" office:value="83763.053016">
                <text:p>83763.053016</text:p>
              </table:table-cell>
              <table:table-cell office:value-type="float" office:value="153532.061313">
                <text:p>153532.061313</text:p>
              </table:table-cell>
            </table:table-row>
            <table:table-row>
              <table:table-cell office:value-type="string">
                <text:p>E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146.56391">
                <text:p>22146.56391</text:p>
              </table:table-cell>
              <table:table-cell office:value-type="float" office:value="42396.23254">
                <text:p>42396.23254</text:p>
              </table:table-cell>
              <table:table-cell office:value-type="float" office:value="86347.662986">
                <text:p>86347.662986</text:p>
              </table:table-cell>
              <table:table-cell office:value-type="float" office:value="152321.089485">
                <text:p>152321.089485</text:p>
              </table:table-cell>
            </table:table-row>
            <table:table-row>
              <table:table-cell office:value-type="string">
                <text:p>E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31.804125">
                <text:p>23931.804125</text:p>
              </table:table-cell>
              <table:table-cell office:value-type="float" office:value="47337.569823">
                <text:p>47337.569823</text:p>
              </table:table-cell>
              <table:table-cell office:value-type="float" office:value="89372.076705">
                <text:p>89372.076705</text:p>
              </table:table-cell>
              <table:table-cell office:value-type="float" office:value="146730.015433">
                <text:p>146730.015433</text:p>
              </table:table-cell>
            </table:table-row>
            <table:table-row>
              <table:table-cell office:value-type="string">
                <text:p>E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99.354027">
                <text:p>24199.354027</text:p>
              </table:table-cell>
              <table:table-cell office:value-type="float" office:value="47186.137261">
                <text:p>47186.137261</text:p>
              </table:table-cell>
              <table:table-cell office:value-type="float" office:value="90567.960109">
                <text:p>90567.960109</text:p>
              </table:table-cell>
              <table:table-cell office:value-type="float" office:value="115219.756677">
                <text:p>115219.756677</text:p>
              </table:table-cell>
            </table:table-row>
            <table:table-row>
              <table:table-cell office:value-type="string">
                <text:p>F 128^2</text:p>
                <text:list>
                  <text:list-item>
                    <text:p>F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163.627669">
                <text:p>7163.627669</text:p>
              </table:table-cell>
              <table:table-cell office:value-type="float" office:value="13626.718648">
                <text:p>13626.718648</text:p>
              </table:table-cell>
              <table:table-cell office:value-type="float" office:value="49695.545024">
                <text:p>49695.545024</text:p>
              </table:table-cell>
              <table:table-cell office:value-type="float" office:value="118149.408451">
                <text:p>118149.408451</text:p>
              </table:table-cell>
            </table:table-row>
            <table:table-row>
              <table:table-cell office:value-type="string">
                <text:p>F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5752.514905">
                <text:p>15752.514905</text:p>
              </table:table-cell>
              <table:table-cell office:value-type="float" office:value="36946.082361">
                <text:p>36946.082361</text:p>
              </table:table-cell>
              <table:table-cell office:value-type="float" office:value="80350.651341">
                <text:p>80350.651341</text:p>
              </table:table-cell>
              <table:table-cell office:value-type="float" office:value="55279.130148">
                <text:p>55279.130148</text:p>
              </table:table-cell>
            </table:table-row>
            <table:table-row>
              <table:table-cell office:value-type="string">
                <text:p>F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18340.76633">
                <text:p>18340.76633</text:p>
              </table:table-cell>
              <table:table-cell office:value-type="float" office:value="45057.65006">
                <text:p>45057.65006</text:p>
              </table:table-cell>
              <table:table-cell office:value-type="float" office:value="83476.523308">
                <text:p>83476.523308</text:p>
              </table:table-cell>
              <table:table-cell office:value-type="float" office:value="154228.931916">
                <text:p>154228.931916</text:p>
              </table:table-cell>
            </table:table-row>
            <table:table-row>
              <table:table-cell office:value-type="string">
                <text:p>F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2694.171627">
                <text:p>22694.171627</text:p>
              </table:table-cell>
              <table:table-cell office:value-type="float" office:value="45656.6561">
                <text:p>45656.6561</text:p>
              </table:table-cell>
              <table:table-cell office:value-type="float" office:value="85937.15827">
                <text:p>85937.15827</text:p>
              </table:table-cell>
              <table:table-cell office:value-type="float" office:value="151310.094556">
                <text:p>151310.094556</text:p>
              </table:table-cell>
            </table:table-row>
            <table:table-row>
              <table:table-cell office:value-type="string">
                <text:p>F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7.077823">
                <text:p>23927.077823</text:p>
              </table:table-cell>
              <table:table-cell office:value-type="float" office:value="47232.529835">
                <text:p>47232.529835</text:p>
              </table:table-cell>
              <table:table-cell office:value-type="float" office:value="90138.136876">
                <text:p>90138.136876</text:p>
              </table:table-cell>
              <table:table-cell office:value-type="float" office:value="144139.358013">
                <text:p>144139.358013</text:p>
              </table:table-cell>
            </table:table-row>
            <table:table-row>
              <table:table-cell office:value-type="string">
                <text:p>F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96.221845">
                <text:p>24196.221845</text:p>
              </table:table-cell>
              <table:table-cell office:value-type="float" office:value="47317.618515">
                <text:p>47317.618515</text:p>
              </table:table-cell>
              <table:table-cell office:value-type="float" office:value="88913.749883">
                <text:p>88913.749883</text:p>
              </table:table-cell>
              <table:table-cell office:value-type="float" office:value="115645.102027">
                <text:p>115645.102027</text:p>
              </table:table-cell>
            </table:table-row>
            <table:table-row>
              <table:table-cell office:value-type="string">
                <text:p>G 128^2</text:p>
                <text:list>
                  <text:list-item>
                    <text:p>G</text:p>
                  </text:list-item>
                  <text:list-item>
                    <text:p>128^2</text:p>
                  </text:list-item>
                </text:list>
              </table:table-cell>
              <table:table-cell office:value-type="float" office:value="7435.390888">
                <text:p>7435.390888</text:p>
              </table:table-cell>
              <table:table-cell office:value-type="float" office:value="13264.718533">
                <text:p>13264.718533</text:p>
              </table:table-cell>
              <table:table-cell office:value-type="float" office:value="65331.838006">
                <text:p>65331.838006</text:p>
              </table:table-cell>
              <table:table-cell office:value-type="float" office:value="68646.546645">
                <text:p>68646.546645</text:p>
              </table:table-cell>
            </table:table-row>
            <table:table-row>
              <table:table-cell office:value-type="string">
                <text:p>G 256^2</text:p>
                <text:list>
                  <text:list-item>
                    <text:p/>
                  </text:list-item>
                  <text:list-item>
                    <text:p>256^2</text:p>
                  </text:list-item>
                </text:list>
              </table:table-cell>
              <table:table-cell office:value-type="float" office:value="16637.461325">
                <text:p>16637.461325</text:p>
              </table:table-cell>
              <table:table-cell office:value-type="float" office:value="42074.522884">
                <text:p>42074.522884</text:p>
              </table:table-cell>
              <table:table-cell office:value-type="float" office:value="80698.489658">
                <text:p>80698.489658</text:p>
              </table:table-cell>
              <table:table-cell office:value-type="float" office:value="140985.008403">
                <text:p>140985.008403</text:p>
              </table:table-cell>
            </table:table-row>
            <table:table-row>
              <table:table-cell office:value-type="string">
                <text:p>G 512^2</text:p>
                <text:list>
                  <text:list-item>
                    <text:p/>
                  </text:list-item>
                  <text:list-item>
                    <text:p>512^2</text:p>
                  </text:list-item>
                </text:list>
              </table:table-cell>
              <table:table-cell office:value-type="float" office:value="23184.558567">
                <text:p>23184.558567</text:p>
              </table:table-cell>
              <table:table-cell office:value-type="float" office:value="35491.373721">
                <text:p>35491.373721</text:p>
              </table:table-cell>
              <table:table-cell office:value-type="float" office:value="83920.17257">
                <text:p>83920.17257</text:p>
              </table:table-cell>
              <table:table-cell office:value-type="float" office:value="149679.634214">
                <text:p>149679.634214</text:p>
              </table:table-cell>
            </table:table-row>
            <table:table-row>
              <table:table-cell office:value-type="string">
                <text:p>G 1024^2</text:p>
                <text:list>
                  <text:list-item>
                    <text:p/>
                  </text:list-item>
                  <text:list-item>
                    <text:p>1024^2</text:p>
                  </text:list-item>
                </text:list>
              </table:table-cell>
              <table:table-cell office:value-type="float" office:value="23300.399479">
                <text:p>23300.399479</text:p>
              </table:table-cell>
              <table:table-cell office:value-type="float" office:value="43318.311793">
                <text:p>43318.311793</text:p>
              </table:table-cell>
              <table:table-cell office:value-type="float" office:value="86462.040882">
                <text:p>86462.040882</text:p>
              </table:table-cell>
              <table:table-cell office:value-type="float" office:value="146616.939284">
                <text:p>146616.939284</text:p>
              </table:table-cell>
            </table:table-row>
            <table:table-row>
              <table:table-cell office:value-type="string">
                <text:p>G 2048^2</text:p>
                <text:list>
                  <text:list-item>
                    <text:p/>
                  </text:list-item>
                  <text:list-item>
                    <text:p>2048^2</text:p>
                  </text:list-item>
                </text:list>
              </table:table-cell>
              <table:table-cell office:value-type="float" office:value="23923.246156">
                <text:p>23923.246156</text:p>
              </table:table-cell>
              <table:table-cell office:value-type="float" office:value="47247.662925">
                <text:p>47247.662925</text:p>
              </table:table-cell>
              <table:table-cell office:value-type="float" office:value="88044.641659">
                <text:p>88044.641659</text:p>
              </table:table-cell>
              <table:table-cell office:value-type="float" office:value="148081.767824">
                <text:p>148081.767824</text:p>
              </table:table-cell>
            </table:table-row>
            <table:table-row>
              <table:table-cell office:value-type="string">
                <text:p>G 4096^2</text:p>
                <text:list>
                  <text:list-item>
                    <text:p/>
                  </text:list-item>
                  <text:list-item>
                    <text:p>4096^2</text:p>
                  </text:list-item>
                </text:list>
              </table:table-cell>
              <table:table-cell office:value-type="float" office:value="24189.943309">
                <text:p>24189.943309</text:p>
              </table:table-cell>
              <table:table-cell office:value-type="float" office:value="47358.41589">
                <text:p>47358.41589</text:p>
              </table:table-cell>
              <table:table-cell office:value-type="float" office:value="89514.197768">
                <text:p>89514.197768</text:p>
              </table:table-cell>
              <table:table-cell office:value-type="float" office:value="129960.751887">
                <text:p>129960.751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